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1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svg:stroke-color="#ffffff" draw:fill="solid" draw:fill-color="#000099" draw:opacity="50%" draw:textarea-horizontal-align="justify" draw:textarea-vertical-align="middle" draw:auto-grow-height="false" draw:shadow-opacity="50%"/>
    </style:style>
    <style:style style:name="gr2" style:family="graphic">
      <style:graphic-properties draw:fill="gradient" draw:fill-gradient-name="Tango_20_Green" draw:opacity="50%" draw:textarea-horizontal-align="justify" draw:textarea-vertical-align="middle" draw:auto-grow-height="false" draw:shadow-opacity="50%"/>
    </style:style>
    <style:style style:name="gr3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DiagramaER" table:style-name="ta1">
        <table:shapes>
          <draw:custom-shape draw:z-index="0" draw:style-name="gr1" svg:width="6.058cm" svg:height="4.242cm" svg:x="1.264cm" svg:y="1.2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svg:width="5.204cm" svg:height="4.302cm" svg:x="12.226cm" svg:y="1.0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1" svg:width="6.058cm" svg:height="4.22cm" svg:x="1.456cm" svg:y="9.5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2" svg:width="2.493cm" svg:height="1.671cm" svg:x="8.406cm" svg:y="2.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4" draw:style-name="gr3" draw:text-style-name="P1" svg:x1="7.253cm" svg:y1="3.13cm" svg:x2="8.386cm" svg:y2="3.104cm">
            <text:p/>
          </draw:line>
          <draw:line draw:z-index="5" draw:style-name="gr3" draw:text-style-name="P1" svg:x1="10.88cm" svg:y1="3.131cm" svg:x2="12.239cm" svg:y2="3.104cm">
            <text:p/>
          </draw:line>
          <draw:custom-shape draw:z-index="6" draw:style-name="gr2" svg:width="2.493cm" svg:height="1.671cm" svg:x="3.327cm" svg:y="6.7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7" draw:style-name="gr3" draw:text-style-name="P1" svg:x1="4.536cm" svg:y1="5.491cm" svg:x2="4.54cm" svg:y2="6.737cm">
            <text:p/>
          </draw:line>
          <draw:line draw:z-index="8" draw:style-name="gr3" draw:text-style-name="P1" svg:x1="4.568cm" svg:y1="8.38cm" svg:x2="4.54cm" svg:y2="9.548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IAGRAMA E-R DE LA CLÍNICA “SANITO”.</text:p>
          </table:table-cell>
          <table:covered-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MEDICO</text:p>
          </table:table-cell>
          <table:table-cell table:number-columns-repeated="3"/>
          <table:table-cell table:style-name="ce2" office:value-type="string" calcext:value-type="string">
            <text:p>CONSULTA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dMedico : number : PK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3" office:value-type="string" calcext:value-type="string">
            <text:p>IdConsulta : number : PK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Nombre : varchar</text:p>
          </table:table-cell>
          <table:table-cell table:number-columns-repeated="3"/>
          <table:table-cell table:style-name="ce3" office:value-type="string" calcext:value-type="string">
            <text:p>Fecha : date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dConsulta : Number : FK</text:p>
          </table:table-cell>
          <table:table-cell/>
          <table:table-cell table:style-name="ce2" office:value-type="string" calcext:value-type="string">
            <text:p>Realiza</text:p>
          </table:table-cell>
          <table:table-cell/>
          <table:table-cell table:style-name="ce3" office:value-type="string" calcext:value-type="string">
            <text:p>IdEspecialidad: number : FK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IdEspecialidad : number : FK</text:p>
          </table:table-cell>
          <table:table-cell table:number-columns-repeated="3"/>
          <table:table-cell table:style-name="ce3" office:value-type="string" calcext:value-type="string">
            <text:p>IdMedico : number : FK</text:p>
          </table:table-cell>
          <table:table-cell/>
        </table:table-row>
        <table:table-row table:style-name="ro2">
          <table:table-cell table:number-columns-repeated="5"/>
          <table:table-cell table:style-name="ce3" office:value-type="string" calcext:value-type="string">
            <text:p>Hora : number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osee</text:p>
          </table:table-cell>
          <table:table-cell table:number-columns-repeated="5"/>
        </table:table-row>
        <table:table-row table:style-name="ro2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N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ESPECIALIDAD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Nombre : varchar</text:p>
          </table:table-cell>
          <table:table-cell table:number-columns-repeated="5"/>
        </table:table-row>
        <table:table-row table:style-name="ro2">
          <table:table-cell/>
          <table:table-cell table:style-name="ce8" office:value-type="string" calcext:value-type="string">
            <text:p>IdEspecialidad : number : PK</text:p>
          </table:table-cell>
          <table:table-cell table:number-columns-repeated="5"/>
        </table:table-row>
      </table:table>
      <table:table table:name="scriptMedico" table:style-name="ta1">
        <table:table-column table:style-name="co1" table:default-cell-style-name="Default"/>
        <table:table-row table:style-name="ro2">
          <table:table-cell/>
        </table:table-row>
      </table:table>
      <table:table table:name="scriptEspecialidad" table:style-name="ta1">
        <table:table-column table:style-name="co1" table:default-cell-style-name="Default"/>
        <table:table-row table:style-name="ro2">
          <table:table-cell/>
        </table:table-row>
      </table:table>
      <table:table table:name="scriptConsulta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Tango_20_Green" draw:display-name="Tango Green" draw:style="linear" draw:start-color="#8ae234" draw:end-color="#4e9a06" draw:start-intensity="100%" draw:end-intensity="100%" draw:angle="300" draw:border="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20:02:46.6891916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20:57:22.598025784</meta:creation-date>
    <dc:date>2016-05-03T20:30:02.337749760</dc:date>
    <meta:editing-duration>PT1H2M44S</meta:editing-duration>
    <meta:editing-cycles>9</meta:editing-cycles>
    <meta:generator>LibreOffice/4.2.8.2$Linux_X86_64 LibreOffice_project/420m0$Build-2</meta:generator>
    <meta:document-statistic meta:table-count="4" meta:cell-count="21" meta:object-count="9"/>
  </office:meta>
</office:document-meta>
</file>